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24_08-53-02_000.jpg</text:p>
          </table:table-cell>
          <table:table-cell table:style-name="ce22" office:value-type="string">
            <text:p>:PHOTO 記録 / 文書　/ メモ / ソーラー充電器、充電量、時間経過</text:p>
          </table:table-cell>
          <table:table-cell table:style-name="ce3"/>
          <table:table-cell table:style-name="ce3"/>
          <table:table-cell table:style-name="ce3" office:value-type="string">
            <text:p>N-35-35-28.49 E-139-34-49.65</text:p>
          </table:table-cell>
          <table:table-cell table:style-name="ce34" table:formula="of:=IF([.E2]=&quot;&quot;;[.C2];CONCATENATE([.C2];&quot; / &quot;;[.E2]))" office:value-type="string" office:string-value=":PHOTO 記録 / 文書　/ メモ / ソーラー充電器、充電量、時間経過">
            <text:p>:PHOTO 記録 / 文書　/ メモ / ソーラー充電器、充電量、時間経過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4_10-04-29_000.jpg</text:p>
          </table:table-cell>
          <table:table-cell table:style-name="ce17" office:value-type="string">
            <text:p>:tome/ (J*) / サックス / 聴きたいフレーズを吹く、そのために、個々の動きを繰り返して吹く</text:p>
          </table:table-cell>
          <table:table-cell table:style-name="ce3"/>
          <table:table-cell table:style-name="ce3"/>
          <table:table-cell table:style-name="ce3" office:value-type="string">
            <text:p>N-35-35-28.63 E-139-34-49.6</text:p>
          </table:table-cell>
          <table:table-cell table:style-name="ce34" table:formula="of:=IF([.E3]=&quot;&quot;;[.C3];CONCATENATE([.C3];&quot; / &quot;;[.E3]))" office:value-type="string" office:string-value=":tome/ (J*) / サックス / 聴きたいフレーズを吹く、そのために、個々の動きを繰り返して吹く">
            <text:p>:tome/ (J*) / サックス / 聴きたいフレーズを吹く、そのために、個々の動きを繰り返して吹く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4_10-04-38_000.jpg</text:p>
          </table:table-cell>
          <table:table-cell table:style-name="ce23" office:value-type="string">
            <text:p>:m RES 1*1 / free# JVEMV6 37#19.2_7 / 37. miscs of miscs / 19. nt / 2. carbon-fixation /</text:p>
          </table:table-cell>
          <table:table-cell table:style-name="ce33"/>
          <table:table-cell table:style-name="ce3"/>
          <table:table-cell table:style-name="ce3" office:value-type="string">
            <text:p>N-35-35-28.63 E-139-34-49.6</text:p>
          </table:table-cell>
          <table:table-cell table:style-name="ce34" table:formula="of:=IF([.E4]=&quot;&quot;;[.C4];CONCATENATE([.C4];&quot; / &quot;;[.E4]))" office:value-type="string" office:string-value=":m RES 1*1 / free# JVEMV6 37#19.2_7 / 37. miscs of miscs / 19. nt / 2. carbon-fixation /">
            <text:p>:m RES 1*1 / free# JVEMV6 37#19.2_7 / 37. miscs of miscs / 19. nt / 2. carbon-fixation /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4_10-30-27_000.jpg</text:p>
          </table:table-cell>
          <table:table-cell table:style-name="ce23" office:value-type="string">
            <text:p>:m 食べた物</text:p>
          </table:table-cell>
          <table:table-cell table:style-name="ce25"/>
          <table:table-cell table:style-name="ce3"/>
          <table:table-cell table:style-name="ce3" office:value-type="string">
            <text:p>N-35-35-20.94 E-139-34-43.06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4_13-13-48_000.jpg</text:p>
          </table:table-cell>
          <table:table-cell table:style-name="ce22" office:value-type="string">
            <text:p>:m 1-2*2 RES / 245 / 『現代倫理学』　坂井昭宏、柏葉武秀、編 / p.31</text:p>
          </table:table-cell>
          <table:table-cell table:style-name="ce25"/>
          <table:table-cell table:style-name="ce3"/>
          <table:table-cell table:style-name="ce3" office:value-type="string">
            <text:p>N-35-35-28.66 E-139-34-49.6</text:p>
          </table:table-cell>
          <table:table-cell table:style-name="ce34" table:formula="of:=IF([.E6]=&quot;&quot;;[.C6];CONCATENATE([.C6];&quot; / &quot;;[.E6]))" office:value-type="string" office:string-value=":m 1-2*2 RES / 245 / 『現代倫理学』　坂井昭宏、柏葉武秀、編 / p.31">
            <text:p>:m 1-2*2 RES / 245 / 『現代倫理学』　坂井昭宏、柏葉武秀、編 / p.3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4_14-42-28_000.jpg</text:p>
          </table:table-cell>
          <table:table-cell table:style-name="ce23" office:value-type="string">
            <text:p>:m music / log / gt / || s.1:XXX || s.2:XXX || s.3:XXX || s.4:XXX || s.5:XXX || s.6:XXX || s.7:XXX</text:p>
          </table:table-cell>
          <table:table-cell table:style-name="ce14"/>
          <table:table-cell table:style-name="ce3"/>
          <table:table-cell table:style-name="ce3" office:value-type="string">
            <text:p>N-35-35-28.49 E-139-34-49.49</text:p>
          </table:table-cell>
          <table:table-cell table:style-name="ce34" table:formula="of:=IF([.E7]=&quot;&quot;;[.C7];CONCATENATE([.C7];&quot; / &quot;;[.E7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4_14-47-15_000.jpg</text:p>
          </table:table-cell>
          <table:table-cell table:style-name="ce23" office:value-type="string">
            <text:p>:m music / log / gt / memos-eigen / st-1 / p.5 || s.1:k.D,scale,patt-2,k.D,score+ || s.2:k.D,scale,position-table || s.3:k.A,scale,score+,patt-3</text:p>
          </table:table-cell>
          <table:table-cell table:style-name="ce15"/>
          <table:table-cell table:style-name="ce3"/>
          <table:table-cell table:style-name="ce3" office:value-type="string">
            <text:p>N-35-35-28.92 E-139-34-49.49</text:p>
          </table:table-cell>
          <table:table-cell table:style-name="ce34" table:formula="of:=IF([.E8]=&quot;&quot;;[.C8];CONCATENATE([.C8];&quot; / &quot;;[.E8]))" office:value-type="string" office:string-value=":m music / log / gt / memos-eigen / st-1 / p.5 || s.1:k.D,scale,patt-2,k.D,score+ || s.2:k.D,scale,position-table || s.3:k.A,scale,score+,patt-3">
            <text:p>:m music / log / gt / memos-eigen / st-1 / p.5 || s.1:k.D,scale,patt-2,k.D,score+ || s.2:k.D,scale,position-table || s.3:k.A,scale,score+,patt-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4_14-47-35_000.jpg</text:p>
          </table:table-cell>
          <table:table-cell table:style-name="ce23" office:value-type="string">
            <text:p>:m music / log / gt / memos-eigen / st-1 / p.6 || s.1:k.A,scale,score+ || s.2:k.A,patt-3(1),t.100,score+ || s.3:k.B,patt,position-table</text:p>
          </table:table-cell>
          <table:table-cell table:style-name="ce17"/>
          <table:table-cell table:style-name="ce3"/>
          <table:table-cell table:style-name="ce3" office:value-type="string">
            <text:p>N-35-35-28.89 E-139-34-49.38</text:p>
          </table:table-cell>
          <table:table-cell table:style-name="ce34" table:formula="of:=IF([.E9]=&quot;&quot;;[.C9];CONCATENATE([.C9];&quot; / &quot;;[.E9]))" office:value-type="string" office:string-value=":m music / log / gt / memos-eigen / st-1 / p.6 || s.1:k.A,scale,score+ || s.2:k.A,patt-3(1),t.100,score+ || s.3:k.B,patt,position-table">
            <text:p>:m music / log / gt / memos-eigen / st-1 / p.6 || s.1:k.A,scale,score+ || s.2:k.A,patt-3(1),t.100,score+ || s.3:k.B,patt,position-tabl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24_19-21-21_000.jpg</text:p>
          </table:table-cell>
          <table:table-cell table:style-name="ce16" office:value-type="string">
            <text:p>:m music / memo / sax,sx / steps / 片付け（吹き終わり時）</text:p>
          </table:table-cell>
          <table:table-cell table:style-name="ce16"/>
          <table:table-cell table:style-name="ce3"/>
          <table:table-cell table:style-name="ce3" office:value-type="string">
            <text:p>N-35-35-28.42 E-139-34-49.87</text:p>
          </table:table-cell>
          <table:table-cell table:style-name="ce34" table:formula="of:=IF([.E10]=&quot;&quot;;[.C10];CONCATENATE([.C10];&quot; / &quot;;[.E10]))" office:value-type="string" office:string-value=":m music / memo / sax,sx / steps / 片付け（吹き終わり時）">
            <text:p>:m music / memo / sax,sx / steps / 片付け（吹き終わり時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24_21-08-4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3 E-139-34-49.38</text:p>
          </table:table-cell>
          <table:table-cell table:style-name="ce34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25_00-06-02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71 E-139-34-49.65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25_03-50-44_000.png</text:p>
          </table:table-cell>
          <table:table-cell table:style-name="ce22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25_05-50-45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27 E-139-34-48.72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25_08-05-25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7.87 E-139-34-48.89</text:p>
          </table:table-cell>
          <table:table-cell table:style-name="ce34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4_14-23-40_000.mov</text:p>
          </table:table-cell>
          <table:table-cell table:style-name="ce22" office:value-type="string">
            <text:p>:VIDEO / @自宅 / メモ / guitar,gt / 演奏、play / g-2020-0324-1 / XX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guitar,gt / 演奏、play / g-2020-0324-1 / XX">
            <text:p>:VIDEO / @自宅 / メモ / guitar,gt / 演奏、play / g-2020-0324-1 / XX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24_14-35-03_000.mov</text:p>
          </table:table-cell>
          <table:table-cell table:style-name="ce22" office:value-type="string">
            <text:p>:VIDEO / @自宅 / メモ / guitar,gt / 演奏、play / g-2020-0324-2 / XX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guitar,gt / 演奏、play / g-2020-0324-2 / XX">
            <text:p>:VIDEO / @自宅 / メモ / guitar,gt / 演奏、play / g-2020-0324-2 / XX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5_07-02-57_000.mov</text:p>
          </table:table-cell>
          <table:table-cell table:style-name="ce22" office:value-type="string">
            <text:p>:VIDEO / @自宅 / 体操 / hip-hopダンス、ヒップホップ / h-2020-0324-1 / id=XX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宅 / 体操 / hip-hopダンス、ヒップホップ / h-2020-0324-1 / id=XX">
            <text:p>:VIDEO / @自宅 / 体操 / hip-hopダンス、ヒップホップ / h-2020-0324-1 / id=XX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5_07-05-46_000.mov</text:p>
          </table:table-cell>
          <table:table-cell table:style-name="ce22" office:value-type="string">
            <text:p>:VIDEO / @自宅 / 体操 / hip-hopダンス、ヒップホップ / h-2020-0324-2 / id=XX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VIDEO / @自宅 / 体操 / hip-hopダンス、ヒップホップ / h-2020-0324-2 / id=XX">
            <text:p>:VIDEO / @自宅 / 体操 / hip-hopダンス、ヒップホップ / h-2020-0324-2 / id=XX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09:5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5T09:55:12.13</dc:date>
    <dc:creator>iwabuchi ken</dc:creator>
    <meta:editing-duration>P18DT17H59M52S</meta:editing-duration>
    <meta:editing-cycles>7498</meta:editing-cycles>
    <meta:document-statistic meta:table-count="1" meta:cell-count="767" meta:object-count="0"/>
  </office:meta>
</office:document-meta>
</file>